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OBJET</text:span></text:h>
      <text:list xml:id="list3680249413" text:style-name="L1">
        <text:list-header>
          <text:p text:style-name="P2">Les présentes Conditions d’Utilisation (ci-après désignées « CU ») définissent les conditions d’utilisation du Site et de l’Application TabibMeet.</text:p>
          <text:p text:style-name="P2">Le Site et l’Application proposent notamment :</text:p>
          <text:list>
            <text:list-item>
              <text:p text:style-name="P2">(i) un Service d’Annuaire répertoriant les Acteurs de santé par fiche profil,</text:p>
            </text:list-item>
            <text:list-item>
              <text:p text:style-name="P2">(ii) un service de mise en relation entre les Acteurs de santé et les Utilisateurs de la Plateforme TabibMeet,</text:p>
            </text:list-item>
            <text:list-item>
              <text:p text:style-name="P2">(iii) la présentation des différents Services (tels que le partage de Documents ou la Téléconsultation) proposés aux Acteurs de santé pouvant souscrire au service.</text:p>
            </text:list-item>
          </text:list>
        </text:list-header>
      </text:list>
      <text:h text:style-name="Heading_20_2" text:outline-level="2"><text:span text:style-name="Strong_20_Emphasis">DÉFINITIONS</text:span></text:h>
      <text:list xml:id="list190628327903621" text:continue-numbering="true" text:style-name="L1">
        <text:list-header>
          <text:p text:style-name="P2">Les définitions pertinentes se trouvent dans le document « Définitions » lié aux présentes conditions.</text:p>
        </text:list-header>
      </text:list>
      <text:h text:style-name="Heading_20_2" text:outline-level="2"><text:span text:style-name="Strong_20_Emphasis">ACCEPTATION DES CONDITIONS D’UTILISATION</text:span></text:h>
      <text:list xml:id="list190626944564623" text:continue-numbering="true" text:style-name="L1">
        <text:list-header>
          <text:p text:style-name="P2">3.1 En accédant et utilisant le Site et/ou l’Application, le Visiteur reconnaît avoir lu, compris et accepté l’intégralité des présentes conditions d’utilisation.</text:p>
          <text:p text:style-name="P2">3.2 Si le Visiteur n’est pas d’accord avec l’un quelconque des termes, il ne doit pas utiliser le Site ni l’Application.</text:p>
        </text:list-header>
      </text:list>
      <text:h text:style-name="Heading_20_2" text:outline-level="2"><text:span text:style-name="Strong_20_Emphasis">ACCÈS ET NAVIGATION</text:span></text:h>
      <text:list xml:id="list190627851336513" text:continue-numbering="true" text:style-name="L1">
        <text:list-header>
          <text:p text:style-name="P2">4.1 Le Site et l’Application permettent l’accès gratuit au Service d’Annuaire de TabibMeet, sans nécessiter la création d’un Compte Utilisateur.</text:p>
          <text:p text:style-name="P2">4.2 Le Service d’Annuaire offre aux Visiteurs la possibilité de :</text:p>
          <text:list>
            <text:list-item>
              <text:p text:style-name="P2">(i) rechercher un Acteur de santé selon divers critères (localisation, spécialité, etc.),</text:p>
            </text:list-item>
            <text:list-item>
              <text:p text:style-name="P2">(ii) consulter la fiche profil des Acteurs de santé référencés sur TabibMeet,</text:p>
            </text:list-item>
            <text:list-item>
              <text:p text:style-name="P2">(iii) indiquer à l’Acteur de santé qu’un rendez-vous en ligne a été recherché.</text:p>
            </text:list-item>
          </text:list>
          <text:p text:style-name="P2">4.3 Tous les frais d’accès (connexion Internet, équipements, etc.) restent à la charge du Visiteur.</text:p>
          <text:p text:style-name="P2"><text:soft-page-break/>4.4 TabibMeet se réserve le droit, sans préavis ni justification, d’interrompre ou de suspendre tout ou partie de l’accès au Site ou à l’Application pour des raisons techniques ou de maintenance.</text:p>
        </text:list-header>
      </text:list>
      <text:h text:style-name="Heading_20_2" text:outline-level="2"><text:span text:style-name="Strong_20_Emphasis">RESPONSABILITÉ</text:span></text:h>
      <text:list xml:id="list190627048830750" text:continue-numbering="true" text:style-name="L1">
        <text:list-header>
          <text:p text:style-name="P2">5.1 <text:span text:style-name="Strong_20_Emphasis">Responsabilité de TabibMeet</text:span><text:line-break/>TabibMeet n’est responsable que du contenu qu’elle édite. Ainsi, elle décline toute responsabilité quant à l’exactitude des informations figurant sur les fiches profil des Acteurs de santé. Toute mise à jour ou exactitude de ces informations reste sous la responsabilité des Acteurs de santé eux-mêmes.</text:p>
          <text:p text:style-name="P2">TabibMeet ne pourra être tenue pour responsable des problématiques techniques (défaillance du matériel, incompatibilité, etc.) ni des limites inhérentes à l’Internet.</text:p>
          <text:p text:style-name="P2">5.2 <text:span text:style-name="Strong_20_Emphasis">Responsabilité du Visiteur</text:span><text:line-break/>Le Visiteur est responsable de la protection de son infrastructure et de l’utilisation qu’il fait du Site et de l’Application, ainsi que du non-respect des présentes conditions.</text:p>
        </text:list-header>
      </text:list>
      <text:h text:style-name="Heading_20_2" text:outline-level="2"><text:span text:style-name="Strong_20_Emphasis">COMPORTEMENTS DU VISITEUR</text:span></text:h>
      <text:list xml:id="list190627574476993" text:continue-numbering="true" text:style-name="L1">
        <text:list-header>
          <text:p text:style-name="P2">Les Visiteurs doivent utiliser le Site et l’Application de manière respectueuse et responsable. Il est notamment interdit de :</text:p>
          <text:list>
            <text:list-item>
              <text:p text:style-name="P2">perturber ou interrompre le fonctionnement du Site ou de l’Application,</text:p>
            </text:list-item>
            <text:list-item>
              <text:p text:style-name="P2">tenter de contourner les mesures de sécurité,</text:p>
            </text:list-item>
            <text:list-item>
              <text:p text:style-name="P2">usurper l’identité d’autrui,</text:p>
            </text:list-item>
            <text:list-item>
              <text:p text:style-name="P2">extraire illégalement des données ou nuire à l’expérience d’autres utilisateurs.</text:p>
            </text:list-item>
          </text:list>
        </text:list-header>
      </text:list>
      <text:h text:style-name="Heading_20_2" text:outline-level="2"><text:span text:style-name="Strong_20_Emphasis">PROPRIÉTÉ INTELLECTUELLE</text:span></text:h>
      <text:list xml:id="list190626442605321" text:continue-numbering="true" text:style-name="L1">
        <text:list-header>
          <text:p text:style-name="P2">L’ensemble du contenu (textes, images, logos, sons, vidéos, etc.) présent sur le Site et l’Application est la propriété de TabibMeet, de ses filiales ou de ses fournisseurs. Toute reproduction totale ou partielle est strictement interdite sans autorisation expresse.</text:p>
        </text:list-header>
      </text:list>
      <text:h text:style-name="Heading_20_2" text:outline-level="2"><text:span text:style-name="Strong_20_Emphasis">DONNÉES PERSONNELLES ET COOKIES</text:span></text:h>
      <text:list xml:id="list190627485582967" text:continue-numbering="true" text:style-name="L1">
        <text:list-header>
          <text:p text:style-name="P2">Lorsque le Visiteur navigue sur le Site ou l’Application, TabibMeet collecte et traite des Données à caractère personnel conformément à sa Politique de protection des Données. Pour plus d’informations, veuillez consulter la politique dédiée.</text:p>
        </text:list-header>
      </text:list>
      <text:h text:style-name="Heading_20_2" text:outline-level="2"><text:soft-page-break/><text:span text:style-name="Strong_20_Emphasis">LIENS HYPERTEXTES</text:span></text:h>
      <text:list xml:id="list190627169640887" text:continue-numbering="true" text:style-name="L1">
        <text:list-header>
          <text:p text:style-name="P2">Le Site et l’Application peuvent renvoyer vers des sites tiers. TabibMeet ne peut être tenue responsable du contenu ou du fonctionnement de ces sites.</text:p>
        </text:list-header>
      </text:list>
      <text:h text:style-name="Heading_20_2" text:outline-level="2"><text:span text:style-name="Strong_20_Emphasis">MODIFICATION DES CONDITIONS D’UTILISATION</text:span></text:h>
      <text:list xml:id="list190627811743835" text:continue-numbering="true" text:style-name="L1">
        <text:list-header>
          <text:p text:style-name="P2">Le Visiteur reconnaît que la version en ligne des présentes CU est la version officielle et à jour à laquelle il doit se référer lors de chaque accès au Site ou à l’Application. TabibMeet se réserve le droit de modifier ces conditions à tout moment.</text:p>
        </text:list-header>
      </text:list>
      <text:p text:style-name="Text_20_body"><text:span text:style-name="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158466" loext:opacity="100%"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15T19:06:26.086218824</dc:date>
    <meta:editing-duration>PT5M47S</meta:editing-duration>
    <meta:editing-cycles>2</meta:editing-cycles>
    <meta:generator>LibreOffice/7.4.7.2$Linux_X86_64 LibreOffice_project/40$Build-2</meta:generator>
    <meta:document-statistic meta:table-count="0" meta:image-count="0" meta:object-count="0" meta:page-count="3" meta:paragraph-count="37" meta:word-count="589" meta:character-count="3895" meta:non-whitespace-character-count="3363"/>
  </office:meta>
</office:document-meta>
</file>